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1d25b" officeooo:paragraph-rsid="0001d25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1d25b" officeooo:paragraph-rsid="0001d25b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创建字节输出流的对象</text:p>
      <text:p text:style-name="P1"><text:s text:c="4"/><text:tab/>OutputStream out=null;</text:p>
      <text:p text:style-name="P1"><text:s text:c="4"/><text:tab/>try {</text:p>
      <text:p text:style-name="P1"><text:tab/> <text:s text:c="5"/>out=new FileOutputStream("a.txt");</text:p>
      <text:p text:style-name="P1">//创建追加构造器，后面加上true</text:p>
      <text:p text:style-name="P1"><text:tab/> <text:s text:c="5"/>out=new FileOutputStream("a.txt",true);</text:p>
      <text:p text:style-name="P2">单个字节的写入：</text:p>
      <text:p text:style-name="P1">String str="helloworld";</text:p>
      <text:p text:style-name="P1">把字符串变成字节数组</text:p>
      <text:p text:style-name="P1"><text:tab/> <text:s text:c="5"/>byte[] cha=str.getBytes();</text:p>
      <text:p text:style-name="P1"><text:tab/> <text:s text:c="5"/>for(byte b: cha){</text:p>
      <text:p text:style-name="P1"><text:tab/> <text:s text:c="3"/><text:tab/> <text:s/>out.write(b);</text:p>
      <text:p text:style-name="P1"><text:tab/> <text:s text:c="4"/><text:span text:style-name="T1">}</text:span></text:p>
      <text:p text:style-name="P1"><text:span text:style-name="T1">整个字节的写入:</text:span></text:p>
      <text:p text:style-name="P1"><text:span text:style-name="T1">String str="helloworld";</text:span></text:p>
      <text:p text:style-name="P1"><text:span text:style-name="T1"><text:tab/> <text:s text:c="5"/>//把字符串变成字节数组</text:span></text:p>
      <text:p text:style-name="P1"><text:span text:style-name="T1"><text:tab/> <text:s text:c="5"/>byte[] cha=str.getBytes();</text:span></text:p>
      <text:p text:style-name="P1"><text:span text:style-name="T1"><text:tab/> <text:s text:c="5"/>out.write(cha);</text:span></text:p>
      <text:p text:style-name="P1"><text:span text:style-name="T1">一部分的写入</text:span></text:p>
      <text:p text:style-name="P1"><text:span text:style-name="T1"><text:s/>//把字符串变成字节数组</text:span></text:p>
      <text:p text:style-name="P1"><text:span text:style-name="T1"><text:tab/> <text:s text:c="5"/>byte[] cha=str.getBytes();</text:span></text:p>
      <text:p text:style-name="P1"><text:span text:style-name="T1"><text:tab/> <text:s text:c="5"/>//写入字节数组的一部分</text:span></text:p>
      <text:p text:style-name="P1"><text:span text:style-name="T1"><text:tab/> <text:s text:c="5"/>out.write(cha,0,4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0S</meta:editing-duration>
    <meta:editing-cycles>3</meta:editing-cycles>
    <meta:generator>LibreOffice/5.3.0.3$Windows_X86_64 LibreOffice_project/7074905676c47b82bbcfbea1aeefc84afe1c50e1</meta:generator>
    <dc:date>2017-12-29T09:59:46.953000000</dc:date>
    <meta:document-statistic meta:table-count="0" meta:image-count="0" meta:object-count="0" meta:page-count="1" meta:paragraph-count="23" meta:word-count="114" meta:character-count="482" meta:non-whitespace-character-count="376"/>
    <meta:user-defined meta:name="Info 1"/>
    <meta:user-defined meta:name="Info 2"/>
    <meta:user-defined meta:name="Info 3"/>
    <meta:user-defined meta:name="Info 4"/>
  </office:meta>
</office:document-meta>
</file>